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F" svg:font-family="" style:font-family-generic="roman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C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2</text:p>
          </table:table-cell>
          <table:table-cell table:style-name="ce98" office:value-type="string" calcext:value-type="string">
            <text:p>0, 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isc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0, BAL + 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fetch AD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0, BAL + X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fetch AD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F" svg:font-family="" style:font-family-generic="roman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6:26:43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9T07:17:15.437000000</dc:date>
    <meta:editing-duration>P3DT6H33M45S</meta:editing-duration>
    <meta:editing-cycles>291</meta:editing-cycles>
    <meta:generator>LibreOffice/7.1.2.2$Windows_X86_64 LibreOffice_project/8a45595d069ef5570103caea1b71cc9d82b2aae4</meta:generator>
    <meta:document-statistic meta:table-count="3" meta:cell-count="2291" meta:object-count="0"/>
  </office:meta>
</office:document-meta>
</file>